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032cm" svg:x="22.463cm" svg:y="7.223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1.254cm" svg:y="7.096cm">
          <text:p text:style-name="P1">Do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54cm" svg:x="1.127cm" svg:y="10.271cm">
          <text:p text:style-name="P1">Project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.508cm" svg:y="20.558cm">
          <text:p text:style-name="P1">D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81cm" svg:y="38.084cm">
          <text:p text:style-name="P1">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.508cm" svg:y="23.606cm">
          <text:p text:style-name="P1">Project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.508cm" svg:y="20.558cm">
          <text:p text:style-name="P1">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.508cm" svg:y="20.558cm">
          <text:p text:style-name="P1">D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81cm" svg:y="41.259cm">
          <text:p text:style-name="P1">ProjectD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2.032cm" svg:x="22.59cm" svg:y="16.748cm">
          <text:p text:style-name="P1">__init__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2.032cm" svg:x="22.336cm" svg:y="35.163cm">
          <text:p text:style-name="P1">__init__</text:p>
          <draw:enhanced-geometry svg:viewBox="0 0 21600 21600" draw:type="rectangle" draw:enhanced-path="M 0 0 L 21600 0 21600 21600 0 21600 0 0 Z N"/>
        </draw:custom-shape>
        <draw:frame draw:style-name="gr5" draw:layer="layout" svg:width="8.736cm" svg:height="2.384cm" svg:x="7.123cm" svg:y="1.381cm">
          <draw:text-box>
            <text:p>view(nameOfModule) str</text:p>
            <text:p>model(nameOfModule) str</text:p>
            <text:p>controller(nameOfModule) str</text:p>
          </draw:text-box>
        </draw:frame>
        <draw:custom-shape draw:style-name="gr4" draw:text-style-name="P1" draw:layer="layout" svg:width="4.953cm" svg:height="2.032cm" svg:x="1.889cm" svg:y="1.381cm">
          <text:p text:style-name="P1">__init__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54cm" svg:x="6.207cm" svg:y="10.271cm">
          <text:p text:style-name="P1">Build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7.35cm" svg:y="23.606cm">
          <text:p text:style-name="P1">Build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.508cm" svg:y="23.606cm">
          <text:p text:style-name="P1">ProjectD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6.969cm" svg:y="41.259cm">
          <text:p text:style-name="P1">BuildDo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54cm" svg:x="11.16cm" svg:y="10.271cm">
          <text:p text:style-name="P1">Compiler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2.938cm" svg:y="23.606cm">
          <text:p text:style-name="P1">CompilerD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2.557cm" svg:y="41.259cm">
          <text:p text:style-name="P1">CompilerD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81cm" svg:y="44.307cm">
          <text:p text:style-name="P1">Testing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.508cm" svg:y="26.781cm">
          <text:p text:style-name="P1">TestingDo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54cm" svg:x="1.127cm" svg:y="13.446cm">
          <text:p text:style-name="P1">Testing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7.35cm" svg:y="26.781cm">
          <text:p text:style-name="P1">TerminalDo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54cm" svg:x="6.207cm" svg:y="13.573cm">
          <text:p text:style-name="P1">TerminalD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6.969cm" svg:y="44.307cm">
          <text:p text:style-name="P1">TerminalD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22.463cm" svg:y="20.812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22.336cm" svg:y="37.83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6.273cm" svg:y="7.144cm">
          <text:p text:style-name="P1">Status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7.35cm" svg:y="20.558cm">
          <text:p text:style-name="P1">StatusB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6.969cm" svg:y="38.084cm">
          <text:p text:style-name="P1">StatusB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54cm" svg:x="27.289cm" svg:y="10.271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28.432cm" svg:y="23.86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28.178cm" svg:y="40.878cm">
          <text:p text:style-name="P1">Project</text:p>
          <draw:enhanced-geometry svg:viewBox="0 0 21600 21600" draw:type="rectangle" draw:enhanced-path="M 0 0 L 21600 0 21600 21600 0 21600 0 0 Z N"/>
        </draw:custom-shape>
        <draw:frame draw:style-name="gr6" draw:layer="layout" svg:width="4.826cm" svg:height="0.962cm" svg:x="31.861cm" svg:y="10.271cm">
          <draw:text-box>
            <text:p>QStandardItem</text:p>
          </draw:text-box>
        </draw:frame>
        <draw:frame draw:style-name="gr5" draw:layer="layout" svg:width="2.581cm" svg:height="0.962cm" svg:x="33.893cm" svg:y="23.987cm">
          <draw:text-box>
            <text:p>- Name</text:p>
          </draw:text-box>
        </draw:frame>
        <draw:frame draw:style-name="gr7" draw:layer="layout" svg:width="4.953cm" svg:height="0.962cm" svg:x="33.512cm" svg:y="40.932cm">
          <draw:text-box>
            <text:p>changeName()</text:p>
          </draw:text-box>
        </draw:frame>
        <draw:frame draw:style-name="gr5" draw:layer="layout" svg:width="2.551cm" svg:height="0.962cm" svg:x="23.098cm" svg:y="3.594cm">
          <draw:text-box>
            <text:p>VIEWS</text:p>
          </draw:text-box>
        </draw:frame>
        <draw:frame draw:style-name="gr5" draw:layer="layout" svg:width="3.173cm" svg:height="0.962cm" svg:x="23.733cm" svg:y="15.605cm">
          <draw:text-box>
            <text:p>MODELS</text:p>
          </draw:text-box>
        </draw:frame>
        <draw:frame draw:style-name="gr5" draw:layer="layout" svg:width="5.265cm" svg:height="0.962cm" svg:x="22.209cm" svg:y="33.947cm">
          <draw:text-box>
            <text:p>CONTROLLERS</text:p>
          </draw:text-box>
        </draw:frame>
        <draw:custom-shape draw:style-name="gr4" draw:text-style-name="P1" draw:layer="layout" svg:width="4.191cm" svg:height="2.032cm" svg:x="22.463cm" svg:y="4.81cm">
          <text:p text:style-name="P1">__init__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xml:id="id1" draw:id="id1" draw:layer="layout" svg:width="5.334cm" svg:height="2.794cm" svg:x="1.889cm" svg:y="3.159cm">
          <text:p text:style-name="P1">Main Program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604cm" svg:height="2.794cm" svg:x="8.874cm" svg:y="3.159cm">
          <text:p text:style-name="P1">Set up Window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223cm" svg:y1="4.556cm" svg:x2="8.874cm" svg:y2="4.556cm" draw:start-shape="id1" draw:start-glue-point="1" draw:end-shape="id2" draw:end-glue-point="3" svg:d="m7223 4556h1651" svg:viewBox="0 0 1652 1">
          <text:p/>
        </draw:connector>
        <draw:custom-shape draw:style-name="gr1" draw:text-style-name="P1" xml:id="id3" draw:id="id3" draw:layer="layout" svg:width="7.493cm" svg:height="2.667cm" svg:x="18.399cm" svg:y="6.08cm">
          <text:p text:style-name="P1">Fetch Window Controlle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478cm" svg:y1="4.556cm" svg:x2="18.399cm" svg:y2="7.413cm" draw:start-shape="id2" draw:start-glue-point="1" draw:end-shape="id3" draw:end-glue-point="3" svg:d="m15478 4556h1460v2857h1461" svg:viewBox="0 0 2922 2858">
          <text:p/>
        </draw:connector>
        <draw:custom-shape draw:style-name="gr1" draw:text-style-name="P1" xml:id="id4" draw:id="id4" draw:layer="layout" svg:width="7.493cm" svg:height="2.032cm" svg:x="18.399cm" svg:y="9.89cm">
          <text:p text:style-name="P1">Controller.init(model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191cm" svg:height="2.286cm" svg:x="26.908cm" svg:y="12.303cm">
          <text:p text:style-name="P1">Init()</text:p>
          <text:p text:style-name="P1">method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5.892cm" svg:y1="10.906cm" svg:x2="29.003cm" svg:y2="12.303cm" draw:start-shape="id4" draw:start-glue-point="1" draw:end-shape="id5" draw:end-glue-point="0" svg:d="m25892 10906h3111v1397" svg:viewBox="0 0 3112 1398">
          <text:p/>
        </draw:connector>
        <draw:custom-shape draw:style-name="gr1" draw:text-style-name="P1" xml:id="id7" draw:id="id7" draw:layer="layout" svg:width="4.318cm" svg:height="2.667cm" svg:x="26.908cm" svg:y="19.923cm">
          <text:p text:style-name="P1">Call all model</text:p>
          <text:p text:style-name="P1">Methods with</text:p>
          <text:p text:style-name="P1">arg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191cm" svg:height="3.683cm" svg:x="26.908cm" svg:y="15.478cm">
          <text:p text:style-name="P1">Initialize View</text:p>
          <text:p text:style-name="P1">objec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6.908cm" svg:y1="13.446cm" svg:x2="26.908cm" svg:y2="17.319cm" draw:start-shape="id5" draw:start-glue-point="3" draw:end-shape="id6" draw:end-glue-point="3" svg:d="m26908 13446h-502v3873h502" svg:viewBox="0 0 503 3874">
          <text:p/>
        </draw:connector>
        <draw:connector draw:style-name="gr8" draw:text-style-name="P1" draw:layer="layout" svg:x1="31.099cm" svg:y1="17.319cm" svg:x2="31.226cm" svg:y2="21.256cm" draw:start-shape="id6" draw:start-glue-point="1" draw:end-shape="id7" svg:d="m31099 17319h628v3937h-501" svg:viewBox="0 0 629 3938">
          <text:p/>
        </draw:connector>
        <draw:connector draw:style-name="gr8" draw:text-style-name="P1" draw:layer="layout" svg:x1="22.145cm" svg:y1="8.747cm" svg:x2="22.145cm" svg:y2="9.89cm" draw:start-shape="id3" draw:start-glue-point="2" draw:end-shape="id4" draw:end-glue-point="0" svg:d="m22145 8747v1143" svg:viewBox="0 0 1 1144">
          <text:p/>
        </draw:connector>
        <draw:custom-shape draw:style-name="gr1" draw:text-style-name="P1" xml:id="id8" draw:id="id8" draw:layer="layout" svg:width="4.445cm" svg:height="3.81cm" svg:x="26.908cm" svg:y="23.479cm">
          <text:p text:style-name="P1">Pass control</text:p>
          <text:p text:style-name="P1">Back to 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6.908cm" svg:y1="21.256cm" svg:x2="26.908cm" svg:y2="25.384cm" draw:start-shape="id7" draw:start-glue-point="3" draw:end-shape="id8" draw:end-glue-point="3" svg:d="m26908 21256h-502v4128h502" svg:viewBox="0 0 503 4129">
          <text:p/>
        </draw:connector>
        <draw:connector draw:style-name="gr8" draw:text-style-name="P1" draw:layer="layout" svg:x1="29.13cm" svg:y1="27.289cm" svg:x2="21.129cm" svg:y2="29.067cm" draw:start-shape="id8" draw:start-glue-point="2" draw:end-shape="id9" svg:d="m29130 27289v889h-8001v889" svg:viewBox="0 0 8002 1779">
          <text:p/>
        </draw:connector>
        <draw:custom-shape draw:style-name="gr1" draw:text-style-name="P1" xml:id="id9" draw:id="id9" draw:layer="layout" svg:width="5.461cm" svg:height="2.667cm" svg:x="18.399cm" svg:y="29.067cm">
          <text:p text:style-name="P1">Init more view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588cm" svg:height="2.286cm" svg:x="18.272cm" svg:y="32.496cm">
          <text:p text:style-name="P1">Add Views 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461cm" svg:height="2.667cm" svg:x="18.272cm" svg:y="35.925cm">
          <text:p text:style-name="P1">show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3.86cm" svg:y1="30.4cm" svg:x2="23.86cm" svg:y2="33.639cm" draw:start-shape="id9" draw:start-glue-point="1" draw:end-shape="id10" draw:end-glue-point="1" svg:d="m23860 30400h501v3239h-501" svg:viewBox="0 0 502 3240">
          <text:p/>
        </draw:connector>
        <draw:connector draw:style-name="gr8" draw:text-style-name="P1" draw:layer="layout" svg:x1="18.272cm" svg:y1="33.639cm" svg:x2="18.272cm" svg:y2="37.258cm" draw:start-shape="id10" draw:start-glue-point="3" draw:end-shape="id11" draw:end-glue-point="3" svg:d="m18272 33639h-502v3619h502" svg:viewBox="0 0 503 36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2T00:57:42.518279569</meta:creation-date>
    <dc:date>2013-12-12T01:40:40.199758915</dc:date>
    <meta:editing-duration>PT40M26S</meta:editing-duration>
    <meta:editing-cycles>15</meta:editing-cycles>
    <meta:generator>LibreOffice/4.1.3.2$Linux_X86_64 LibreOffice_project/410m0$Build-2</meta:generator>
    <meta:document-statistic meta:object-count="62"/>
  </office:meta>
</office:document-meta>
</file>